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266.6mm" svg:height="193.63mm" svg:x="46.02mm" svg:y="0.97mm">
            <loext:p draw:notify-on-update-of-ranges="Arkusz1.A1:Arkusz1.A364 Arkusz1.B1:Arkusz1.B36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82.05mm" svg:y="1351.89mm">
            <loext:p draw:notify-on-update-of-ranges="Arkusz1.E329:Arkusz1.E336 Arkusz1.F329:Arkusz1.F3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vg</text:p>
          </table:table-cell>
          <table:table-cell office:value-type="float" office:value="1822" calcext:value-type="float">
            <text:p>18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76" calcext:value-type="float">
            <text:p>18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36" calcext:value-type="float">
            <text:p>19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68" calcext:value-type="float">
            <text:p>15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76" calcext:value-type="float">
            <text:p>187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69" calcext:value-type="float">
            <text:p>17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48" calcext:value-type="float">
            <text:p>17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449" calcext:value-type="float">
            <text:p>14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78" calcext:value-type="float">
            <text:p>18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125" calcext:value-type="float">
            <text:p>2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71" calcext:value-type="float">
            <text:p>18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66" calcext:value-type="float">
            <text:p>20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62" calcext:value-type="float">
            <text:p>20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96" calcext:value-type="float">
            <text:p>11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92" calcext:value-type="float">
            <text:p>16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95" calcext:value-type="float">
            <text:p>13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60" calcext:value-type="float">
            <text:p>18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56" calcext:value-type="float">
            <text:p>20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07" calcext:value-type="float">
            <text:p>17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01" calcext:value-type="float">
            <text:p>13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32" calcext:value-type="float">
            <text:p>16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145" calcext:value-type="float">
            <text:p>21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59" calcext:value-type="float">
            <text:p>15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36" calcext:value-type="float">
            <text:p>20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66" calcext:value-type="float">
            <text:p>17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99" calcext:value-type="float">
            <text:p>1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58" calcext:value-type="float">
            <text:p>23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17" calcext:value-type="float">
            <text:p>16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85" calcext:value-type="float">
            <text:p>19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17" calcext:value-type="float">
            <text:p>17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94" calcext:value-type="float">
            <text:p>19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50" calcext:value-type="float">
            <text:p>16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69" calcext:value-type="float">
            <text:p>16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53" calcext:value-type="float">
            <text:p>17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57" calcext:value-type="float">
            <text:p>16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274" calcext:value-type="float">
            <text:p>22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14" calcext:value-type="float">
            <text:p>17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85" calcext:value-type="float">
            <text:p>15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73" calcext:value-type="float">
            <text:p>15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473" calcext:value-type="float">
            <text:p>14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58" calcext:value-type="float">
            <text:p>19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66" calcext:value-type="float">
            <text:p>20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62" calcext:value-type="float">
            <text:p>19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83" calcext:value-type="float">
            <text:p>16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75" calcext:value-type="float">
            <text:p>1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79" calcext:value-type="float">
            <text:p>15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30" calcext:value-type="float">
            <text:p>15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44" calcext:value-type="float">
            <text:p>19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58" calcext:value-type="float">
            <text:p>17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05" calcext:value-type="float">
            <text:p>19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388" calcext:value-type="float">
            <text:p>43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397" calcext:value-type="float">
            <text:p>63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946" calcext:value-type="float">
            <text:p>59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256" calcext:value-type="float">
            <text:p>52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161" calcext:value-type="float">
            <text:p>51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548" calcext:value-type="float">
            <text:p>55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195" calcext:value-type="float">
            <text:p>6195</text:p>
          </table:table-cell>
          <table:table-cell table:formula="of:=AVERAGE([.B57:.B70])" office:value-type="float" office:value="6278.71428571429" calcext:value-type="float">
            <text:p>6278,71428571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55" calcext:value-type="float">
            <text:p>62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75" calcext:value-type="float">
            <text:p>6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80" calcext:value-type="float">
            <text:p>62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98" calcext:value-type="float">
            <text:p>62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83" calcext:value-type="float">
            <text:p>62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92" calcext:value-type="float">
            <text:p>62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75" calcext:value-type="float">
            <text:p>6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87" calcext:value-type="float">
            <text:p>62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92" calcext:value-type="float">
            <text:p>62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95" calcext:value-type="float">
            <text:p>62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87" calcext:value-type="float">
            <text:p>62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301" calcext:value-type="float">
            <text:p>63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87" calcext:value-type="float">
            <text:p>62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890" calcext:value-type="float">
            <text:p>58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9916" calcext:value-type="float">
            <text:p>99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490" calcext:value-type="float">
            <text:p>104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597" calcext:value-type="float">
            <text:p>45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28" calcext:value-type="float">
            <text:p>42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320" calcext:value-type="float">
            <text:p>43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145" calcext:value-type="float">
            <text:p>51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482" calcext:value-type="float">
            <text:p>34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627" calcext:value-type="float">
            <text:p>26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759" calcext:value-type="float">
            <text:p>27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150" calcext:value-type="float">
            <text:p>21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803" calcext:value-type="float">
            <text:p>28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14" calcext:value-type="float">
            <text:p>18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717" calcext:value-type="float">
            <text:p>27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13" calcext:value-type="float">
            <text:p>18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58" calcext:value-type="float">
            <text:p>20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86" calcext:value-type="float">
            <text:p>20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70" calcext:value-type="float">
            <text:p>19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59" calcext:value-type="float">
            <text:p>15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91" calcext:value-type="float">
            <text:p>19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124" calcext:value-type="float">
            <text:p>212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81" calcext:value-type="float">
            <text:p>19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480" calcext:value-type="float">
            <text:p>34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440" calcext:value-type="float">
            <text:p>64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04" calcext:value-type="float">
            <text:p>62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987" calcext:value-type="float">
            <text:p>59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089" calcext:value-type="float">
            <text:p>60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06" calcext:value-type="float">
            <text:p>62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36" calcext:value-type="float">
            <text:p>62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59" calcext:value-type="float">
            <text:p>62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78" calcext:value-type="float">
            <text:p>62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69" calcext:value-type="float">
            <text:p>62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75" calcext:value-type="float">
            <text:p>62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74" calcext:value-type="float">
            <text:p>62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67" calcext:value-type="float">
            <text:p>62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72" calcext:value-type="float">
            <text:p>62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85" calcext:value-type="float">
            <text:p>62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85" calcext:value-type="float">
            <text:p>62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88" calcext:value-type="float">
            <text:p>62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90" calcext:value-type="float">
            <text:p>62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77" calcext:value-type="float">
            <text:p>62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71" calcext:value-type="float">
            <text:p>62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858" calcext:value-type="float">
            <text:p>68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846" calcext:value-type="float">
            <text:p>138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9620" calcext:value-type="float">
            <text:p>96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891" calcext:value-type="float">
            <text:p>48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260" calcext:value-type="float">
            <text:p>52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157" calcext:value-type="float">
            <text:p>31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780" calcext:value-type="float">
            <text:p>37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241" calcext:value-type="float">
            <text:p>32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21" calcext:value-type="float">
            <text:p>29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223" calcext:value-type="float">
            <text:p>32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96" calcext:value-type="float">
            <text:p>29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641" calcext:value-type="float">
            <text:p>26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78" calcext:value-type="float">
            <text:p>257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48" calcext:value-type="float">
            <text:p>20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65" calcext:value-type="float">
            <text:p>20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02" calcext:value-type="float">
            <text:p>19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80" calcext:value-type="float">
            <text:p>19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30" calcext:value-type="float">
            <text:p>20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34" calcext:value-type="float">
            <text:p>19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02" calcext:value-type="float">
            <text:p>19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86" calcext:value-type="float">
            <text:p>18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63" calcext:value-type="float">
            <text:p>20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52" calcext:value-type="float">
            <text:p>20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08" calcext:value-type="float">
            <text:p>18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67" calcext:value-type="float">
            <text:p>206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36" calcext:value-type="float">
            <text:p>17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99" calcext:value-type="float">
            <text:p>1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66" calcext:value-type="float">
            <text:p>16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27" calcext:value-type="float">
            <text:p>17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32" calcext:value-type="float">
            <text:p>15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401" calcext:value-type="float">
            <text:p>14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60" calcext:value-type="float">
            <text:p>20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31" calcext:value-type="float">
            <text:p>18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47" calcext:value-type="float">
            <text:p>17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84" calcext:value-type="float">
            <text:p>16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199" calcext:value-type="float">
            <text:p>21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41" calcext:value-type="float">
            <text:p>18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77" calcext:value-type="float">
            <text:p>19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20" calcext:value-type="float">
            <text:p>17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91" calcext:value-type="float">
            <text:p>13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71" calcext:value-type="float">
            <text:p>671</text:p>
          </table:table-cell>
          <table:table-cell table:formula="of:=AVERAGE([.B153:.B172])" office:value-type="float" office:value="673.3" calcext:value-type="float">
            <text:p>673,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37" calcext:value-type="float">
            <text:p>6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61" calcext:value-type="float">
            <text:p>6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80" calcext:value-type="float">
            <text:p>68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8" calcext:value-type="float">
            <text:p>6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03" calcext:value-type="float">
            <text:p>6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42" calcext:value-type="float">
            <text:p>6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46" calcext:value-type="float">
            <text:p>6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39" calcext:value-type="float">
            <text:p>7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50" calcext:value-type="float">
            <text:p>7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38" calcext:value-type="float">
            <text:p>6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77" calcext:value-type="float">
            <text:p>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59" calcext:value-type="float">
            <text:p>6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95" calcext:value-type="float">
            <text:p>6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08" calcext:value-type="float">
            <text:p>7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84" calcext:value-type="float">
            <text:p>6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45" calcext:value-type="float">
            <text:p>6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08" calcext:value-type="float">
            <text:p>7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18" calcext:value-type="float">
            <text:p>7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77" calcext:value-type="float">
            <text:p>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291" calcext:value-type="float">
            <text:p>22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18" calcext:value-type="float">
            <text:p>17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93" calcext:value-type="float">
            <text:p>15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38" calcext:value-type="float">
            <text:p>23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70" calcext:value-type="float">
            <text:p>20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51" calcext:value-type="float">
            <text:p>19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493" calcext:value-type="float">
            <text:p>14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38" calcext:value-type="float">
            <text:p>16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91" calcext:value-type="float">
            <text:p>20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51" calcext:value-type="float">
            <text:p>235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86" calcext:value-type="float">
            <text:p>16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98" calcext:value-type="float">
            <text:p>15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82" calcext:value-type="float">
            <text:p>19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70" calcext:value-type="float">
            <text:p>18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41" calcext:value-type="float">
            <text:p>16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29" calcext:value-type="float">
            <text:p>17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75" calcext:value-type="float">
            <text:p>18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70" calcext:value-type="float">
            <text:p>187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66" calcext:value-type="float">
            <text:p>19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71" calcext:value-type="float">
            <text:p>18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31" calcext:value-type="float">
            <text:p>163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08" calcext:value-type="float">
            <text:p>16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28" calcext:value-type="float">
            <text:p>16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94" calcext:value-type="float">
            <text:p>18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88" calcext:value-type="float">
            <text:p>168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68" calcext:value-type="float">
            <text:p>16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842" calcext:value-type="float">
            <text:p>842</text:p>
          </table:table-cell>
          <table:table-cell table:formula="of:=AVERAGE([.B199:.B218])" office:value-type="float" office:value="694.65" calcext:value-type="float">
            <text:p>694,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94" calcext:value-type="float">
            <text:p>7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44" calcext:value-type="float">
            <text:p>6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73" calcext:value-type="float">
            <text:p>6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64" calcext:value-type="float">
            <text:p>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91" calcext:value-type="float">
            <text:p>6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58" calcext:value-type="float">
            <text:p>6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01" calcext:value-type="float">
            <text:p>7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75" calcext:value-type="float">
            <text:p>7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01" calcext:value-type="float">
            <text:p>7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92" calcext:value-type="float">
            <text:p>6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10" calcext:value-type="float">
            <text:p>7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52" calcext:value-type="float">
            <text:p>6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55" calcext:value-type="float">
            <text:p>6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10" calcext:value-type="float">
            <text:p>7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85" calcext:value-type="float">
            <text:p>6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55" calcext:value-type="float">
            <text:p>6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53" calcext:value-type="float">
            <text:p>6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38" calcext:value-type="float">
            <text:p>6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64" calcext:value-type="float">
            <text:p>15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79" calcext:value-type="float">
            <text:p>20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17" calcext:value-type="float">
            <text:p>16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55" calcext:value-type="float">
            <text:p>18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91" calcext:value-type="float">
            <text:p>17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36" calcext:value-type="float">
            <text:p>16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35" calcext:value-type="float">
            <text:p>20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86" calcext:value-type="float">
            <text:p>18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91" calcext:value-type="float">
            <text:p>15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299" calcext:value-type="float">
            <text:p>12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30" calcext:value-type="float">
            <text:p>19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34" calcext:value-type="float">
            <text:p>15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66" calcext:value-type="float">
            <text:p>176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13" calcext:value-type="float">
            <text:p>18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283" calcext:value-type="float">
            <text:p>22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32" calcext:value-type="float">
            <text:p>18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99" calcext:value-type="float">
            <text:p>18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52" calcext:value-type="float">
            <text:p>15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84" calcext:value-type="float">
            <text:p>15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30" calcext:value-type="float">
            <text:p>17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29" calcext:value-type="float">
            <text:p>172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34" calcext:value-type="float">
            <text:p>16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44" calcext:value-type="float">
            <text:p>17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53" calcext:value-type="float">
            <text:p>19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60" calcext:value-type="float">
            <text:p>156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40" calcext:value-type="float">
            <text:p>16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25" calcext:value-type="float">
            <text:p>17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93" calcext:value-type="float">
            <text:p>15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72" calcext:value-type="float">
            <text:p>18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110" calcext:value-type="float">
            <text:p>21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87" calcext:value-type="float">
            <text:p>168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17" calcext:value-type="float">
            <text:p>13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01" calcext:value-type="float">
            <text:p>18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43" calcext:value-type="float">
            <text:p>17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26" calcext:value-type="float">
            <text:p>18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55" calcext:value-type="float">
            <text:p>18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05" calcext:value-type="float">
            <text:p>19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74" calcext:value-type="float">
            <text:p>17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406" calcext:value-type="float">
            <text:p>24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90" calcext:value-type="float">
            <text:p>20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17" calcext:value-type="float">
            <text:p>19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494" calcext:value-type="float">
            <text:p>14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1" calcext:value-type="float">
            <text:p>1341</text:p>
          </table:table-cell>
          <table:table-cell table:formula="of:=AVERAGE([.B262:.C279])" office:value-type="float" office:value="1339.33333333333" calcext:value-type="float">
            <text:p>1339,33333333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15" calcext:value-type="float">
            <text:p>13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25" calcext:value-type="float">
            <text:p>13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13" calcext:value-type="float">
            <text:p>13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34" calcext:value-type="float">
            <text:p>133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4" calcext:value-type="float">
            <text:p>13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2" calcext:value-type="float">
            <text:p>13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30" calcext:value-type="float">
            <text:p>13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1" calcext:value-type="float">
            <text:p>13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6" calcext:value-type="float">
            <text:p>13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33" calcext:value-type="float">
            <text:p>1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2" calcext:value-type="float">
            <text:p>13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39" calcext:value-type="float">
            <text:p>13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8" calcext:value-type="float">
            <text:p>13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53" calcext:value-type="float">
            <text:p>13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55" calcext:value-type="float">
            <text:p>13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4" calcext:value-type="float">
            <text:p>13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61" calcext:value-type="float">
            <text:p>13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3" calcext:value-type="float">
            <text:p>13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286" calcext:value-type="float">
            <text:p>22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357" calcext:value-type="float">
            <text:p>33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61" calcext:value-type="float">
            <text:p>296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45" calcext:value-type="float">
            <text:p>29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45" calcext:value-type="float">
            <text:p>25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603" calcext:value-type="float">
            <text:p>26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252" calcext:value-type="float">
            <text:p>22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215" calcext:value-type="float">
            <text:p>22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81" calcext:value-type="float">
            <text:p>19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07" calcext:value-type="float">
            <text:p>19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85" calcext:value-type="float">
            <text:p>18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50" calcext:value-type="float">
            <text:p>17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45" calcext:value-type="float">
            <text:p>11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265" calcext:value-type="float">
            <text:p>126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479" calcext:value-type="float">
            <text:p>14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01" calcext:value-type="float">
            <text:p>15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67" calcext:value-type="float">
            <text:p>1367</text:p>
          </table:table-cell>
          <table:table-cell table:formula="of:=AVERAGE([.B297:.C314])" office:value-type="float" office:value="1339.55555555556" calcext:value-type="float">
            <text:p>1339,55555555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35" calcext:value-type="float">
            <text:p>13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25" calcext:value-type="float">
            <text:p>13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33" calcext:value-type="float">
            <text:p>1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27" calcext:value-type="float">
            <text:p>132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35" calcext:value-type="float">
            <text:p>13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4" calcext:value-type="float">
            <text:p>13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37" calcext:value-type="float">
            <text:p>133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5" calcext:value-type="float">
            <text:p>13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0" calcext:value-type="float">
            <text:p>13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3" calcext:value-type="float">
            <text:p>13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8" calcext:value-type="float">
            <text:p>13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3" calcext:value-type="float">
            <text:p>13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8" calcext:value-type="float">
            <text:p>13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0" calcext:value-type="float">
            <text:p>13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3" calcext:value-type="float">
            <text:p>13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5" calcext:value-type="float">
            <text:p>13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33" calcext:value-type="float">
            <text:p>133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8" calcext:value-type="float">
            <text:p>13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59" calcext:value-type="float">
            <text:p>185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014" calcext:value-type="float">
            <text:p>30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184" calcext:value-type="float">
            <text:p>31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41" calcext:value-type="float">
            <text:p>25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52" calcext:value-type="float">
            <text:p>295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120" calcext:value-type="float">
            <text:p>21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43" calcext:value-type="float">
            <text:p>18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48" calcext:value-type="float">
            <text:p>20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85" calcext:value-type="float">
            <text:p>19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92" calcext:value-type="float">
            <text:p>209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77" calcext:value-type="float">
            <text:p>16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23" calcext:value-type="float">
            <text:p>17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16" calcext:value-type="float">
            <text:p>19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411" calcext:value-type="float">
            <text:p>24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40" calcext:value-type="float">
            <text:p>16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 table:number-columns-repeated="2"/>
          <table:table-cell table:formula="of:=[.I330]-[.H330]" office:value-type="float" office:value="107.5" calcext:value-type="float">
            <text:p>107,5</text:p>
          </table:table-cell>
          <table:table-cell/>
          <table:table-cell office:value-type="string" calcext:value-type="string">
            <text:p>low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772" calcext:value-type="float">
            <text:p>17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39" calcext:value-type="float">
            <text:p>1339</text:p>
          </table:table-cell>
          <table:table-cell table:formula="of:=[.F330]-[.F329]" office:value-type="float" office:value="823" calcext:value-type="float">
            <text:p>823</text:p>
          </table:table-cell>
          <table:table-cell office:value-type="float" office:value="820" calcext:value-type="float">
            <text:p>820</text:p>
          </table:table-cell>
          <table:table-cell table:formula="of:=([.F330]+[.F329])/2" office:value-type="float" office:value="927.5" calcext:value-type="float">
            <text:p>927,5</text:p>
          </table:table-cell>
          <table:table-cell table:formula="of:=[.I330]-[.I329]" office:value-type="float" office:value="820" calcext:value-type="float">
            <text:p>820</text:p>
          </table:table-cell>
          <table:table-cell office:value-type="string" calcext:value-type="string">
            <text:p>step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88" calcext:value-type="float">
            <text:p>1388</text:p>
          </table:table-cell>
          <table:table-cell table:formula="of:=AVERAGE([.B332:.C350])" office:value-type="float" office:value="1337.84210526316" calcext:value-type="float">
            <text:p>1337,842105263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330]+[.$H$330]" office:value-type="float" office:value="2159" calcext:value-type="float">
            <text:p>2159</text:p>
          </table:table-cell>
          <table:table-cell table:number-columns-repeated="2"/>
          <table:table-cell table:formula="of:=([.F331]+[.F330])/2" office:value-type="float" office:value="1749" calcext:value-type="float">
            <text:p>1749</text:p>
          </table:table-cell>
          <table:table-cell table:formula="of:=[.I331]-[.I330]" office:value-type="float" office:value="821.5" calcext:value-type="float">
            <text:p>821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28" calcext:value-type="float">
            <text:p>132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F331]+[.$H$330]" office:value-type="float" office:value="2979" calcext:value-type="float">
            <text:p>2979</text:p>
          </table:table-cell>
          <table:table-cell table:number-columns-repeated="2"/>
          <table:table-cell table:formula="of:=([.F332]+[.F331])/2" office:value-type="float" office:value="2569" calcext:value-type="float">
            <text:p>2569</text:p>
          </table:table-cell>
          <table:table-cell table:formula="of:=[.I332]-[.I331]" office:value-type="float" office:value="820" calcext:value-type="float">
            <text:p>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20" calcext:value-type="float">
            <text:p>13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F332]+[.$H$330]" office:value-type="float" office:value="3799" calcext:value-type="float">
            <text:p>3799</text:p>
          </table:table-cell>
          <table:table-cell table:number-columns-repeated="2"/>
          <table:table-cell table:formula="of:=([.F333]+[.F332])/2" office:value-type="float" office:value="3389" calcext:value-type="float">
            <text:p>3389</text:p>
          </table:table-cell>
          <table:table-cell table:formula="of:=[.I333]-[.I332]" office:value-type="float" office:value="820" calcext:value-type="float">
            <text:p>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27" calcext:value-type="float">
            <text:p>13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F333]+[.$H$330]" office:value-type="float" office:value="4619" calcext:value-type="float">
            <text:p>4619</text:p>
          </table:table-cell>
          <table:table-cell table:number-columns-repeated="2"/>
          <table:table-cell table:formula="of:=([.F334]+[.F333])/2" office:value-type="float" office:value="4209" calcext:value-type="float">
            <text:p>4209</text:p>
          </table:table-cell>
          <table:table-cell table:formula="of:=[.I334]-[.I333]" office:value-type="float" office:value="820" calcext:value-type="float">
            <text:p>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28" calcext:value-type="float">
            <text:p>132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F334]+[.$H$330]" office:value-type="float" office:value="5439" calcext:value-type="float">
            <text:p>5439</text:p>
          </table:table-cell>
          <table:table-cell table:number-columns-repeated="2"/>
          <table:table-cell table:formula="of:=([.F335]+[.F334])/2" office:value-type="float" office:value="5029" calcext:value-type="float">
            <text:p>5029</text:p>
          </table:table-cell>
          <table:table-cell table:formula="of:=[.I335]-[.I334]" office:value-type="float" office:value="820" calcext:value-type="float">
            <text:p>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0" calcext:value-type="float">
            <text:p>134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278" calcext:value-type="float">
            <text:p>6278</text:p>
          </table:table-cell>
          <table:table-cell table:formula="of:=[.F336]-[.F335]" office:value-type="float" office:value="839" calcext:value-type="float">
            <text:p>839</text:p>
          </table:table-cell>
          <table:table-cell/>
          <table:table-cell table:formula="of:=([.F336]+[.F335])/2" office:value-type="float" office:value="5858.5" calcext:value-type="float">
            <text:p>5858,5</text:p>
          </table:table-cell>
          <table:table-cell table:formula="of:=[.I336]-[.I335]" office:value-type="float" office:value="829.5" calcext:value-type="float">
            <text:p>829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6" calcext:value-type="float">
            <text:p>13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2" calcext:value-type="float">
            <text:p>13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1" calcext:value-type="float">
            <text:p>134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0" calcext:value-type="float">
            <text:p>134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50" calcext:value-type="float">
            <text:p>135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39" calcext:value-type="float">
            <text:p>13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3" calcext:value-type="float">
            <text:p>13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7" calcext:value-type="float">
            <text:p>13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38" calcext:value-type="float">
            <text:p>133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5" calcext:value-type="float">
            <text:p>13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53" calcext:value-type="float">
            <text:p>13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7" calcext:value-type="float">
            <text:p>134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43" calcext:value-type="float">
            <text:p>13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302" calcext:value-type="float">
            <text:p>13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57" calcext:value-type="float">
            <text:p>36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453" calcext:value-type="float">
            <text:p>24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96" calcext:value-type="float">
            <text:p>299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890" calcext:value-type="float">
            <text:p>289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199" calcext:value-type="float">
            <text:p>21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20" calcext:value-type="float">
            <text:p>16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62" calcext:value-type="float">
            <text:p>23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56" calcext:value-type="float">
            <text:p>18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98" calcext:value-type="float">
            <text:p>19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00" calcext:value-type="float">
            <text:p>2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215" calcext:value-type="float">
            <text:p>22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005" calcext:value-type="float">
            <text:p>20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523" calcext:value-type="float">
            <text:p>15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29" calcext:value-type="float">
            <text:p>1829</text:p>
          </table:table-cell>
          <table:table-cell table:number-columns-repeated="10"/>
        </table:table-row>
      </table:table>
      <table:table table:name="Arkusz2" table:style-name="ta1">
        <table:shapes>
          <draw:frame draw:z-index="0" draw:style-name="gr1" draw:text-style-name="P1" svg:width="159.99mm" svg:height="89.99mm" svg:x="105.5mm" svg:y="8.45mm">
            <loext:p draw:notify-on-update-of-ranges="Arkusz2.C2:Arkusz2.C16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32" calcext:value-type="float">
            <text:p>632</text:p>
          </table:table-cell>
          <table:table-cell table:formula="of:=AVERAGE([.B2:.B20])" office:value-type="float" office:value="670.421052631579" calcext:value-type="float">
            <text:p>670,4210526316</text:p>
          </table:table-cell>
          <table:table-cell table:formula="of:=SQRT(DEVSQ([.B2:.B20]))" office:value-type="float" office:value="189.45350769766" calcext:value-type="float">
            <text:p>189,4535076977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66" calcext:value-type="float">
            <text:p>6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4" calcext:value-type="float">
            <text:p>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23" calcext:value-type="float">
            <text:p>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06" calcext:value-type="float">
            <text:p>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40" calcext:value-type="float">
            <text:p>7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52" calcext:value-type="float">
            <text:p>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72" calcext:value-type="float">
            <text:p>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08" calcext:value-type="float">
            <text:p>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29" calcext:value-type="float">
            <text:p>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58" calcext:value-type="float">
            <text:p>6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24" calcext:value-type="float">
            <text:p>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64" calcext:value-type="float">
            <text:p>6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60" calcext:value-type="float">
            <text:p>6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723" calcext:value-type="float">
            <text:p>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6" calcext:value-type="float">
            <text:p>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31" calcext:value-type="float">
            <text:p>63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49" calcext:value-type="float">
            <text:p>1149</text:p>
          </table:table-cell>
          <table:table-cell table:formula="of:=AVERAGE([.B22:.B39])" office:value-type="float" office:value="1166.72222222222" calcext:value-type="float">
            <text:p>1166,7222222222</text:p>
          </table:table-cell>
          <table:table-cell table:formula="of:=SQRT(DEVSQ([.B22:.B39]))" office:value-type="float" office:value="39.5425228217815" calcext:value-type="float">
            <text:p>39,542522821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52" calcext:value-type="float">
            <text:p>1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54" calcext:value-type="float">
            <text:p>1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62" calcext:value-type="float">
            <text:p>1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67" calcext:value-type="float">
            <text:p>11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72" calcext:value-type="float">
            <text:p>1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71" calcext:value-type="float">
            <text:p>1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69" calcext:value-type="float">
            <text:p>11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70" calcext:value-type="float">
            <text:p>11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78" calcext:value-type="float">
            <text:p>1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54" calcext:value-type="float">
            <text:p>11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68" calcext:value-type="float">
            <text:p>1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72" calcext:value-type="float">
            <text:p>11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74" calcext:value-type="float">
            <text:p>1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66" calcext:value-type="float">
            <text:p>1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68" calcext:value-type="float">
            <text:p>1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87" calcext:value-type="float">
            <text:p>1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168" calcext:value-type="float">
            <text:p>116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82" calcext:value-type="float">
            <text:p>1882</text:p>
          </table:table-cell>
          <table:table-cell table:formula="of:=AVERAGE([.B41:.B58])" office:value-type="float" office:value="1889.38888888889" calcext:value-type="float">
            <text:p>1889,3888888889</text:p>
          </table:table-cell>
          <table:table-cell table:formula="of:=SQRT(DEVSQ([.B41:.B58]))" office:value-type="float" office:value="41.2344246689314" calcext:value-type="float">
            <text:p>41,2344246689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75" calcext:value-type="float">
            <text:p>18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69" calcext:value-type="float">
            <text:p>1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86" calcext:value-type="float">
            <text:p>1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87" calcext:value-type="float">
            <text:p>1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82" calcext:value-type="float">
            <text:p>18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94" calcext:value-type="float">
            <text:p>18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90" calcext:value-type="float">
            <text:p>18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02" calcext:value-type="float">
            <text:p>1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92" calcext:value-type="float">
            <text:p>1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00" calcext:value-type="float">
            <text:p>1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84" calcext:value-type="float">
            <text:p>1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01" calcext:value-type="float">
            <text:p>1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900" calcext:value-type="float">
            <text:p>1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96" calcext:value-type="float">
            <text:p>1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99" calcext:value-type="float">
            <text:p>18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95" calcext:value-type="float">
            <text:p>18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875" calcext:value-type="float">
            <text:p>18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603" calcext:value-type="float">
            <text:p>2603</text:p>
          </table:table-cell>
          <table:table-cell table:formula="of:=AVERAGE([.B60:.B79])" office:value-type="float" office:value="2594.5" calcext:value-type="float">
            <text:p>2594,5</text:p>
          </table:table-cell>
          <table:table-cell table:formula="of:=SQRT(DEVSQ([.B60:.B79]))" office:value-type="float" office:value="94.8630591958746" calcext:value-type="float">
            <text:p>94,8630591959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672" calcext:value-type="float">
            <text:p>2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613" calcext:value-type="float">
            <text:p>2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91" calcext:value-type="float">
            <text:p>2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96" calcext:value-type="float">
            <text:p>2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83" calcext:value-type="float">
            <text:p>2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83" calcext:value-type="float">
            <text:p>25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89" calcext:value-type="float">
            <text:p>2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95" calcext:value-type="float">
            <text:p>2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91" calcext:value-type="float">
            <text:p>2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92" calcext:value-type="float">
            <text:p>2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600" calcext:value-type="float">
            <text:p>2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98" calcext:value-type="float">
            <text:p>2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85" calcext:value-type="float">
            <text:p>2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81" calcext:value-type="float">
            <text:p>2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80" calcext:value-type="float">
            <text:p>25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603" calcext:value-type="float">
            <text:p>26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74" calcext:value-type="float">
            <text:p>2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601" calcext:value-type="float">
            <text:p>26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560" calcext:value-type="float">
            <text:p>256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522" calcext:value-type="float">
            <text:p>3522</text:p>
          </table:table-cell>
          <table:table-cell table:formula="of:=AVERAGE([.B81:.B99])" office:value-type="float" office:value="3319.84210526316" calcext:value-type="float">
            <text:p>3319,8421052632</text:p>
          </table:table-cell>
          <table:table-cell table:formula="of:=SQRT(DEVSQ([.B81:.B99]))" office:value-type="float" office:value="212.820408597929" calcext:value-type="float">
            <text:p>212,8204085979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346" calcext:value-type="float">
            <text:p>3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298" calcext:value-type="float">
            <text:p>32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293" calcext:value-type="float">
            <text:p>32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306" calcext:value-type="float">
            <text:p>3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308" calcext:value-type="float">
            <text:p>3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299" calcext:value-type="float">
            <text:p>3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311" calcext:value-type="float">
            <text:p>3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309" calcext:value-type="float">
            <text:p>3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306" calcext:value-type="float">
            <text:p>33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305" calcext:value-type="float">
            <text:p>3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312" calcext:value-type="float">
            <text:p>3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309" calcext:value-type="float">
            <text:p>3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314" calcext:value-type="float">
            <text:p>33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304" calcext:value-type="float">
            <text:p>3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299" calcext:value-type="float">
            <text:p>3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305" calcext:value-type="float">
            <text:p>33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318" calcext:value-type="float">
            <text:p>3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313" calcext:value-type="float">
            <text:p>331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18" calcext:value-type="float">
            <text:p>4218</text:p>
          </table:table-cell>
          <table:table-cell table:formula="of:=AVERAGE([.B101:.B119])" office:value-type="float" office:value="4021.47368421053" calcext:value-type="float">
            <text:p>4021,4736842105</text:p>
          </table:table-cell>
          <table:table-cell table:formula="of:=SQRT(DEVSQ([.B101:.B119]))" office:value-type="float" office:value="205.661704850721" calcext:value-type="float">
            <text:p>205,6617048507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10" calcext:value-type="float">
            <text:p>4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01" calcext:value-type="float">
            <text:p>40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04" calcext:value-type="float">
            <text:p>4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996" calcext:value-type="float">
            <text:p>3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08" calcext:value-type="float">
            <text:p>4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16" calcext:value-type="float">
            <text:p>4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11" calcext:value-type="float">
            <text:p>4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12" calcext:value-type="float">
            <text:p>4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22" calcext:value-type="float">
            <text:p>40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21" calcext:value-type="float">
            <text:p>40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18" calcext:value-type="float">
            <text:p>4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18" calcext:value-type="float">
            <text:p>4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20" calcext:value-type="float">
            <text:p>4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17" calcext:value-type="float">
            <text:p>4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18" calcext:value-type="float">
            <text:p>4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05" calcext:value-type="float">
            <text:p>4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987" calcext:value-type="float">
            <text:p>3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006" calcext:value-type="float">
            <text:p>400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56" calcext:value-type="float">
            <text:p>4756</text:p>
          </table:table-cell>
          <table:table-cell table:formula="of:=AVERAGE([.B121:.B139])" office:value-type="float" office:value="4754.52631578947" calcext:value-type="float">
            <text:p>4754,5263157895</text:p>
          </table:table-cell>
          <table:table-cell table:formula="of:=SQRT(DEVSQ([.B121:.B139]))" office:value-type="float" office:value="118.400746797076" calcext:value-type="float">
            <text:p>118,4007467971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22" calcext:value-type="float">
            <text:p>4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22" calcext:value-type="float">
            <text:p>47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44" calcext:value-type="float">
            <text:p>4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57" calcext:value-type="float">
            <text:p>4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55" calcext:value-type="float">
            <text:p>47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70" calcext:value-type="float">
            <text:p>47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60" calcext:value-type="float">
            <text:p>47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64" calcext:value-type="float">
            <text:p>47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59" calcext:value-type="float">
            <text:p>4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53" calcext:value-type="float">
            <text:p>47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44" calcext:value-type="float">
            <text:p>4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29" calcext:value-type="float">
            <text:p>4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33" calcext:value-type="float">
            <text:p>47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30" calcext:value-type="float">
            <text:p>47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57" calcext:value-type="float">
            <text:p>4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50" calcext:value-type="float">
            <text:p>47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848" calcext:value-type="float">
            <text:p>4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783" calcext:value-type="float">
            <text:p>478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461" calcext:value-type="float">
            <text:p>5461</text:p>
          </table:table-cell>
          <table:table-cell table:formula="of:=AVERAGE([.B141:.B158])" office:value-type="float" office:value="5436.88888888889" calcext:value-type="float">
            <text:p>5436,8888888889</text:p>
          </table:table-cell>
          <table:table-cell table:formula="of:=SQRT(DEVSQ([.B141:.B158]))" office:value-type="float" office:value="112.560107399459" calcext:value-type="float">
            <text:p>112,5601073995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365" calcext:value-type="float">
            <text:p>53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383" calcext:value-type="float">
            <text:p>5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403" calcext:value-type="float">
            <text:p>5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429" calcext:value-type="float">
            <text:p>5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453" calcext:value-type="float">
            <text:p>5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466" calcext:value-type="float">
            <text:p>54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463" calcext:value-type="float">
            <text:p>5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451" calcext:value-type="float">
            <text:p>5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452" calcext:value-type="float">
            <text:p>5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448" calcext:value-type="float">
            <text:p>5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442" calcext:value-type="float">
            <text:p>5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436" calcext:value-type="float">
            <text:p>54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429" calcext:value-type="float">
            <text:p>5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447" calcext:value-type="float">
            <text:p>5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440" calcext:value-type="float">
            <text:p>54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445" calcext:value-type="float">
            <text:p>54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451" calcext:value-type="float">
            <text:p>545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69" calcext:value-type="float">
            <text:p>6269</text:p>
          </table:table-cell>
          <table:table-cell table:formula="of:=AVERAGE([.B160:.B178])" office:value-type="float" office:value="6120.05263157895" calcext:value-type="float">
            <text:p>6120,052631579</text:p>
          </table:table-cell>
          <table:table-cell table:formula="of:=SQRT(DEVSQ([.B160:.B177]))" office:value-type="float" office:value="466.465432802903" calcext:value-type="float">
            <text:p>466,4654328029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880" calcext:value-type="float">
            <text:p>58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821" calcext:value-type="float">
            <text:p>58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945" calcext:value-type="float">
            <text:p>5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047" calcext:value-type="float">
            <text:p>6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092" calcext:value-type="float">
            <text:p>6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137" calcext:value-type="float">
            <text:p>6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160" calcext:value-type="float">
            <text:p>61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176" calcext:value-type="float">
            <text:p>6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171" calcext:value-type="float">
            <text:p>6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174" calcext:value-type="float">
            <text:p>6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173" calcext:value-type="float">
            <text:p>61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164" calcext:value-type="float">
            <text:p>6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143" calcext:value-type="float">
            <text:p>6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109" calcext:value-type="float">
            <text:p>6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122" calcext:value-type="float">
            <text:p>6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135" calcext:value-type="float">
            <text:p>6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142" calcext:value-type="float">
            <text:p>61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421" calcext:value-type="float">
            <text:p>6421</text:p>
          </table:table-cell>
          <table:table-cell table:number-columns-repeated="2"/>
        </table:table-row>
      </table:table>
      <table:table table:name="Arkusz3" table:style-name="ta1">
        <table:shapes>
          <draw:frame draw:z-index="0" draw:style-name="gr1" draw:text-style-name="P1" svg:width="159.99mm" svg:height="89.99mm" svg:x="118.24mm" svg:y="5.21mm">
            <loext:p draw:notify-on-update-of-ranges="Arkusz3.C2:Arkusz3.C153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85" calcext:value-type="float">
            <text:p>1085</text:p>
          </table:table-cell>
          <table:table-cell table:formula="of:=AVERAGE([.B2:.B20])" office:value-type="float" office:value="1029.63157894737" calcext:value-type="float">
            <text:p>1029,63157894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07" calcext:value-type="float">
            <text:p>10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15" calcext:value-type="float">
            <text:p>10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29" calcext:value-type="float">
            <text:p>10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31" calcext:value-type="float">
            <text:p>10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35" calcext:value-type="float">
            <text:p>10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34" calcext:value-type="float">
            <text:p>10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30" calcext:value-type="float">
            <text:p>10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11" calcext:value-type="float">
            <text:p>10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67" calcext:value-type="float">
            <text:p>1667</text:p>
          </table:table-cell>
          <table:table-cell table:formula="of:=AVERAGE([.B22:.B39])" office:value-type="float" office:value="1677.16666666667" calcext:value-type="float">
            <text:p>1677,16666666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68" calcext:value-type="float">
            <text:p>1668</text:p>
          </table:table-cell>
          <table:table-cell table:number-columns-repeated="4"/>
          <table:table-cell office:value-type="float" office:value="707" calcext:value-type="float">
            <text:p>707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69" calcext:value-type="float">
            <text:p>1669</text:p>
          </table:table-cell>
          <table:table-cell table:number-columns-repeated="2"/>
          <table:table-cell office:value-type="float" office:value="1029.63157894737" calcext:value-type="float">
            <text:p>1029,6315789474</text:p>
          </table:table-cell>
          <table:table-cell/>
          <table:table-cell table:formula="of:=[.G23]+[.$F$33]" office:value-type="float" office:value="1351" calcext:value-type="float">
            <text:p>1351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72" calcext:value-type="float">
            <text:p>1672</text:p>
          </table:table-cell>
          <table:table-cell table:number-columns-repeated="2"/>
          <table:table-cell office:value-type="float" office:value="1677.16666666667" calcext:value-type="float">
            <text:p>1677,1666666667</text:p>
          </table:table-cell>
          <table:table-cell table:formula="of:=[.E25]-[.E24]" office:value-type="float" office:value="647.535087719298" calcext:value-type="float">
            <text:p>647,5350877193</text:p>
          </table:table-cell>
          <table:table-cell table:formula="of:=[.G24]+[.$F$33]" office:value-type="float" office:value="1995" calcext:value-type="float">
            <text:p>1995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82" calcext:value-type="float">
            <text:p>1682</text:p>
          </table:table-cell>
          <table:table-cell table:number-columns-repeated="2"/>
          <table:table-cell office:value-type="float" office:value="2375.44444444444" calcext:value-type="float">
            <text:p>2375,4444444445</text:p>
          </table:table-cell>
          <table:table-cell table:formula="of:=[.E26]-[.E25]" office:value-type="float" office:value="698.277777777778" calcext:value-type="float">
            <text:p>698,2777777778</text:p>
          </table:table-cell>
          <table:table-cell table:formula="of:=[.G25]+[.$F$33]" office:value-type="float" office:value="2639" calcext:value-type="float">
            <text:p>2639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84" calcext:value-type="float">
            <text:p>1684</text:p>
          </table:table-cell>
          <table:table-cell table:number-columns-repeated="2"/>
          <table:table-cell office:value-type="float" office:value="2959.44444444444" calcext:value-type="float">
            <text:p>2959,4444444445</text:p>
          </table:table-cell>
          <table:table-cell table:formula="of:=[.E27]-[.E26]" office:value-type="float" office:value="584" calcext:value-type="float">
            <text:p>584</text:p>
          </table:table-cell>
          <table:table-cell table:formula="of:=[.G26]+[.$F$33]" office:value-type="float" office:value="3283" calcext:value-type="float">
            <text:p>3283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87" calcext:value-type="float">
            <text:p>1687</text:p>
          </table:table-cell>
          <table:table-cell table:number-columns-repeated="2"/>
          <table:table-cell office:value-type="float" office:value="3624.11111111111" calcext:value-type="float">
            <text:p>3624,1111111111</text:p>
          </table:table-cell>
          <table:table-cell table:formula="of:=[.E28]-[.E27]" office:value-type="float" office:value="664.666666666667" calcext:value-type="float">
            <text:p>664,6666666667</text:p>
          </table:table-cell>
          <table:table-cell table:formula="of:=[.G27]+[.$F$33]" office:value-type="float" office:value="3927" calcext:value-type="float">
            <text:p>3927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82" calcext:value-type="float">
            <text:p>1682</text:p>
          </table:table-cell>
          <table:table-cell table:number-columns-repeated="2"/>
          <table:table-cell office:value-type="float" office:value="4282.47058823529" calcext:value-type="float">
            <text:p>4282,4705882353</text:p>
          </table:table-cell>
          <table:table-cell table:formula="of:=[.E29]-[.E28]" office:value-type="float" office:value="658.359477124182" calcext:value-type="float">
            <text:p>658,3594771242</text:p>
          </table:table-cell>
          <table:table-cell table:formula="of:=[.G28]+[.$F$33]" office:value-type="float" office:value="4571" calcext:value-type="float">
            <text:p>4571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61" calcext:value-type="float">
            <text:p>1661</text:p>
          </table:table-cell>
          <table:table-cell table:number-columns-repeated="2"/>
          <table:table-cell office:value-type="float" office:value="4974.33333333333" calcext:value-type="float">
            <text:p>4974,3333333333</text:p>
          </table:table-cell>
          <table:table-cell table:formula="of:=[.E30]-[.E29]" office:value-type="float" office:value="691.862745098039" calcext:value-type="float">
            <text:p>691,862745098</text:p>
          </table:table-cell>
          <table:table-cell table:formula="of:=[.G29]+[.$F$33]" office:value-type="float" office:value="5215" calcext:value-type="float">
            <text:p>5215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78" calcext:value-type="float">
            <text:p>1678</text:p>
          </table:table-cell>
          <table:table-cell table:number-columns-repeated="2"/>
          <table:table-cell office:value-type="float" office:value="5613.05882352941" calcext:value-type="float">
            <text:p>5613,0588235294</text:p>
          </table:table-cell>
          <table:table-cell table:formula="of:=[.E31]-[.E30]" office:value-type="float" office:value="638.725490196079" calcext:value-type="float">
            <text:p>638,7254901961</text:p>
          </table:table-cell>
          <table:table-cell table:formula="of:=[.G30]+[.$F$33]" office:value-type="float" office:value="5859" calcext:value-type="float">
            <text:p>5859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80" calcext:value-type="float">
            <text:p>1680</text:p>
          </table:table-cell>
          <table:table-cell table:number-columns-repeated="2"/>
          <table:table-cell office:value-type="float" office:value="6183.77777777778" calcext:value-type="float">
            <text:p>6183,7777777778</text:p>
          </table:table-cell>
          <table:table-cell table:formula="of:=[.E32]-[.E31]" office:value-type="float" office:value="570.718954248366" calcext:value-type="float">
            <text:p>570,7189542484</text:p>
          </table:table-cell>
          <table:table-cell table:formula="of:=[.G31]+[.$F$33]" office:value-type="float" office:value="6503" calcext:value-type="float">
            <text:p>6503</text:p>
          </table:table-cell>
          <table:table-cell table:formula="of:=([.G31]+[.G32])/2" office:value-type="float" office:value="6181" calcext:value-type="float">
            <text:p>6181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84" calcext:value-type="float">
            <text:p>1684</text:p>
          </table:table-cell>
          <table:table-cell table:number-columns-repeated="3"/>
          <table:table-cell table:style-name="ce1" office:value-type="float" office:value="644" calcext:value-type="float">
            <text:p>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79" calcext:value-type="float">
            <text:p>16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77" calcext:value-type="float">
            <text:p>16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85" calcext:value-type="float">
            <text:p>16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76" calcext:value-type="float">
            <text:p>16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1680" calcext:value-type="float">
            <text:p>168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93" calcext:value-type="float">
            <text:p>2393</text:p>
          </table:table-cell>
          <table:table-cell table:formula="of:=AVERAGE([.B41:.B59])" office:value-type="float" office:value="2375.44444444444" calcext:value-type="float">
            <text:p>2375,444444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63" calcext:value-type="float">
            <text:p>2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60" calcext:value-type="float">
            <text:p>2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69" calcext:value-type="float">
            <text:p>23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74" calcext:value-type="float">
            <text:p>23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66" calcext:value-type="float">
            <text:p>23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71" calcext:value-type="float">
            <text:p>23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68" calcext:value-type="float">
            <text:p>23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63" calcext:value-type="float">
            <text:p>2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86" calcext:value-type="float">
            <text:p>23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78" calcext:value-type="float">
            <text:p>2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83" calcext:value-type="float">
            <text:p>2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81" calcext:value-type="float">
            <text:p>23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71" calcext:value-type="float">
            <text:p>23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87" calcext:value-type="float">
            <text:p>23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83" calcext:value-type="float">
            <text:p>23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78" calcext:value-type="float">
            <text:p>23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384" calcext:value-type="float">
            <text:p>238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035" calcext:value-type="float">
            <text:p>3035</text:p>
          </table:table-cell>
          <table:table-cell table:formula="of:=AVERAGE([.B60:.B78])" office:value-type="float" office:value="2959.44444444444" calcext:value-type="float">
            <text:p>2959,444444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35" calcext:value-type="float">
            <text:p>29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43" calcext:value-type="float">
            <text:p>29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50" calcext:value-type="float">
            <text:p>29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52" calcext:value-type="float">
            <text:p>29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51" calcext:value-type="float">
            <text:p>29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50" calcext:value-type="float">
            <text:p>29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50" calcext:value-type="float">
            <text:p>29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54" calcext:value-type="float">
            <text:p>29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62" calcext:value-type="float">
            <text:p>29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59" calcext:value-type="float">
            <text:p>29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55" calcext:value-type="float">
            <text:p>29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62" calcext:value-type="float">
            <text:p>29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68" calcext:value-type="float">
            <text:p>29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57" calcext:value-type="float">
            <text:p>29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64" calcext:value-type="float">
            <text:p>29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61" calcext:value-type="float">
            <text:p>29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2962" calcext:value-type="float">
            <text:p>296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85" calcext:value-type="float">
            <text:p>3685</text:p>
          </table:table-cell>
          <table:table-cell table:formula="of:=AVERAGE([.B79:.B97])" office:value-type="float" office:value="3624.11111111111" calcext:value-type="float">
            <text:p>3624,11111111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22" calcext:value-type="float">
            <text:p>36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15" calcext:value-type="float">
            <text:p>36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27" calcext:value-type="float">
            <text:p>36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29" calcext:value-type="float">
            <text:p>36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18" calcext:value-type="float">
            <text:p>36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36" calcext:value-type="float">
            <text:p>36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29" calcext:value-type="float">
            <text:p>36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27" calcext:value-type="float">
            <text:p>36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28" calcext:value-type="float">
            <text:p>36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23" calcext:value-type="float">
            <text:p>36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16" calcext:value-type="float">
            <text:p>36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28" calcext:value-type="float">
            <text:p>36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12" calcext:value-type="float">
            <text:p>3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20" calcext:value-type="float">
            <text:p>36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15" calcext:value-type="float">
            <text:p>36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595" calcext:value-type="float">
            <text:p>35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3609" calcext:value-type="float">
            <text:p>360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86" calcext:value-type="float">
            <text:p>4286</text:p>
          </table:table-cell>
          <table:table-cell table:formula="of:=AVERAGE([.B98:.B114])" office:value-type="float" office:value="4282.47058823529" calcext:value-type="float">
            <text:p>4282,47058823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75" calcext:value-type="float">
            <text:p>4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69" calcext:value-type="float">
            <text:p>42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86" calcext:value-type="float">
            <text:p>42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84" calcext:value-type="float">
            <text:p>42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81" calcext:value-type="float">
            <text:p>42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89" calcext:value-type="float">
            <text:p>42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325" calcext:value-type="float">
            <text:p>43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83" calcext:value-type="float">
            <text:p>4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64" calcext:value-type="float">
            <text:p>42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75" calcext:value-type="float">
            <text:p>42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72" calcext:value-type="float">
            <text:p>42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68" calcext:value-type="float">
            <text:p>4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85" calcext:value-type="float">
            <text:p>4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89" calcext:value-type="float">
            <text:p>42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85" calcext:value-type="float">
            <text:p>4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286" calcext:value-type="float">
            <text:p>428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77" calcext:value-type="float">
            <text:p>4977</text:p>
          </table:table-cell>
          <table:table-cell table:formula="of:=AVERAGE([.B116:.B134])" office:value-type="float" office:value="4974.33333333333" calcext:value-type="float">
            <text:p>4974,3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52" calcext:value-type="float">
            <text:p>49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51" calcext:value-type="float">
            <text:p>49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60" calcext:value-type="float">
            <text:p>49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72" calcext:value-type="float">
            <text:p>49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77" calcext:value-type="float">
            <text:p>49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73" calcext:value-type="float">
            <text:p>49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86" calcext:value-type="float">
            <text:p>4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91" calcext:value-type="float">
            <text:p>49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91" calcext:value-type="float">
            <text:p>49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86" calcext:value-type="float">
            <text:p>4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93" calcext:value-type="float">
            <text:p>49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74" calcext:value-type="float">
            <text:p>49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84" calcext:value-type="float">
            <text:p>49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81" calcext:value-type="float">
            <text:p>49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77" calcext:value-type="float">
            <text:p>49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49" calcext:value-type="float">
            <text:p>49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4964" calcext:value-type="float">
            <text:p>496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564" calcext:value-type="float">
            <text:p>5564</text:p>
          </table:table-cell>
          <table:table-cell table:formula="of:=AVERAGE([.B135:.B152])" office:value-type="float" office:value="5613.05882352941" calcext:value-type="float">
            <text:p>5613,05882352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543" calcext:value-type="float">
            <text:p>55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565" calcext:value-type="float">
            <text:p>55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599" calcext:value-type="float">
            <text:p>55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12" calcext:value-type="float">
            <text:p>5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35" calcext:value-type="float">
            <text:p>56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37" calcext:value-type="float">
            <text:p>56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42" calcext:value-type="float">
            <text:p>56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45" calcext:value-type="float">
            <text:p>56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35" calcext:value-type="float">
            <text:p>56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30" calcext:value-type="float">
            <text:p>56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22" calcext:value-type="float">
            <text:p>56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19" calcext:value-type="float">
            <text:p>56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15" calcext:value-type="float">
            <text:p>56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23" calcext:value-type="float">
            <text:p>56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12" calcext:value-type="float">
            <text:p>56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24" calcext:value-type="float">
            <text:p>5624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395" calcext:value-type="float">
            <text:p>6395</text:p>
          </table:table-cell>
          <table:table-cell table:formula="of:=AVERAGE([.B153:.B171])" office:value-type="float" office:value="6183.77777777778" calcext:value-type="float">
            <text:p>6183,77777777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957" calcext:value-type="float">
            <text:p>59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60" calcext:value-type="float">
            <text:p>56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985" calcext:value-type="float">
            <text:p>59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122" calcext:value-type="float">
            <text:p>61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188" calcext:value-type="float">
            <text:p>61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15" calcext:value-type="float">
            <text:p>62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59" calcext:value-type="float">
            <text:p>62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68" calcext:value-type="float">
            <text:p>6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68" calcext:value-type="float">
            <text:p>62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74" calcext:value-type="float">
            <text:p>62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65" calcext:value-type="float">
            <text:p>62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51" calcext:value-type="float">
            <text:p>62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41" calcext:value-type="float">
            <text:p>62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39" calcext:value-type="float">
            <text:p>62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34" calcext:value-type="float">
            <text:p>62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48" calcext:value-type="float">
            <text:p>62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6239" calcext:value-type="float">
            <text:p>6239</text:p>
          </table:table-cell>
          <table:table-cell table:number-columns-repeated="6"/>
        </table:table-row>
      </table:table>
      <table:table table:name="Arkusz4" table:style-name="ta1">
        <table:table-column table:style-name="co1" table:number-columns-repeated="9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915" calcext:value-type="float">
            <text:p>915</text:p>
          </table:table-cell>
          <table:table-cell table:formula="of:=AVERAGE([.B2:.B20])" office:value-type="float" office:value="914.555555555556" calcext:value-type="float">
            <text:p>914,55555555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896" calcext:value-type="float">
            <text:p>8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912" calcext:value-type="float">
            <text:p>9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896" calcext:value-type="float">
            <text:p>8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908" calcext:value-type="float">
            <text:p>908</text:p>
          </table:table-cell>
          <table:table-cell table:number-columns-repeated="5"/>
          <table:table-cell table:formula="of:=[.F7]-[.G16]/2" office:value-type="float" office:value="620.833333333333" calcext:value-type="float">
            <text:p>620,8333333333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911" calcext:value-type="float">
            <text:p>911</text:p>
          </table:table-cell>
          <table:table-cell table:number-columns-repeated="3"/>
          <table:table-cell office:value-type="float" office:value="914.555555555556" calcext:value-type="float">
            <text:p>914,5555555556</text:p>
          </table:table-cell>
          <table:table-cell/>
          <table:table-cell table:formula="of:=[.H6]+[.$G$16]" office:value-type="float" office:value="1208.27777777778" calcext:value-type="float">
            <text:p>1208,2777777778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902" calcext:value-type="float">
            <text:p>902</text:p>
          </table:table-cell>
          <table:table-cell table:number-columns-repeated="4"/>
          <table:table-cell table:formula="of:=[.F8]-[.F7]" office:value-type="float" office:value="-914.555555555556" calcext:value-type="float">
            <text:p>-914,5555555556</text:p>
          </table:table-cell>
          <table:table-cell table:formula="of:=[.H7]+[.$G$16]" office:value-type="float" office:value="1795.72222222222" calcext:value-type="float">
            <text:p>1795,7222222222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896" calcext:value-type="float">
            <text:p>896</text:p>
          </table:table-cell>
          <table:table-cell table:number-columns-repeated="4"/>
          <table:table-cell table:formula="of:=[.F9]-[.F8]" office:value-type="float" office:value="0" calcext:value-type="float">
            <text:p>0</text:p>
          </table:table-cell>
          <table:table-cell table:formula="of:=[.H8]+[.$G$16]" office:value-type="float" office:value="2383.16666666667" calcext:value-type="float">
            <text:p>2383,1666666667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963" calcext:value-type="float">
            <text:p>963</text:p>
          </table:table-cell>
          <table:table-cell table:number-columns-repeated="4"/>
          <table:table-cell table:formula="of:=[.F10]-[.F9]" office:value-type="float" office:value="0" calcext:value-type="float">
            <text:p>0</text:p>
          </table:table-cell>
          <table:table-cell table:formula="of:=[.H9]+[.$G$16]" office:value-type="float" office:value="2970.61111111111" calcext:value-type="float">
            <text:p>2970,6111111111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923" calcext:value-type="float">
            <text:p>923</text:p>
          </table:table-cell>
          <table:table-cell table:number-columns-repeated="4"/>
          <table:table-cell table:formula="of:=[.F11]-[.F10]" office:value-type="float" office:value="0" calcext:value-type="float">
            <text:p>0</text:p>
          </table:table-cell>
          <table:table-cell table:formula="of:=[.H10]+[.$G$16]" office:value-type="float" office:value="3558.05555555556" calcext:value-type="float">
            <text:p>3558,0555555556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906" calcext:value-type="float">
            <text:p>906</text:p>
          </table:table-cell>
          <table:table-cell table:number-columns-repeated="4"/>
          <table:table-cell table:formula="of:=[.F12]-[.F11]" office:value-type="float" office:value="0" calcext:value-type="float">
            <text:p>0</text:p>
          </table:table-cell>
          <table:table-cell table:formula="of:=[.H11]+[.$G$16]" office:value-type="float" office:value="4145.5" calcext:value-type="float">
            <text:p>4145,5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911" calcext:value-type="float">
            <text:p>911</text:p>
          </table:table-cell>
          <table:table-cell table:number-columns-repeated="4"/>
          <table:table-cell table:formula="of:=[.F13]-[.F12]" office:value-type="float" office:value="0" calcext:value-type="float">
            <text:p>0</text:p>
          </table:table-cell>
          <table:table-cell table:formula="of:=[.H12]+[.$G$16]" office:value-type="float" office:value="4732.94444444444" calcext:value-type="float">
            <text:p>4732,9444444445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904" calcext:value-type="float">
            <text:p>904</text:p>
          </table:table-cell>
          <table:table-cell table:number-columns-repeated="4"/>
          <table:table-cell table:formula="of:=[.F14]-[.F13]" office:value-type="float" office:value="0" calcext:value-type="float">
            <text:p>0</text:p>
          </table:table-cell>
          <table:table-cell table:formula="of:=[.H13]+[.$G$16]" office:value-type="float" office:value="5320.38888888889" calcext:value-type="float">
            <text:p>5320,3888888889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901" calcext:value-type="float">
            <text:p>901</text:p>
          </table:table-cell>
          <table:table-cell table:number-columns-repeated="3"/>
          <table:table-cell office:value-type="float" office:value="5614.11111111111" calcext:value-type="float">
            <text:p>5614,1111111111</text:p>
          </table:table-cell>
          <table:table-cell table:formula="of:=[.F15]-[.F14]" office:value-type="float" office:value="5614.11111111111" calcext:value-type="float">
            <text:p>5614,1111111111</text:p>
          </table:table-cell>
          <table:table-cell table:formula="of:=[.H14]+[.$G$16]" office:value-type="float" office:value="5907.83333333333" calcext:value-type="float">
            <text:p>5907,8333333333</text:p>
          </table:table-cell>
          <table:table-cell table:formula="of:=([.H14]+[.H15])/2" office:value-type="float" office:value="5614.11111111111" calcext:value-type="float">
            <text:p>5614,1111111111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898" calcext:value-type="float">
            <text:p>898</text:p>
          </table:table-cell>
          <table:table-cell table:number-columns-repeated="4"/>
          <table:table-cell table:style-name="ce1" table:formula="of:=([.F15]-[.F7])/8" office:value-type="float" office:value="587.444444444444" calcext:value-type="float">
            <text:p>587,4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918" calcext:value-type="float">
            <text:p>9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955" calcext:value-type="float">
            <text:p>955</text:p>
          </table:table-cell>
          <table:table-cell table:number-columns-repeated="5"/>
          <table:table-cell office:value-type="float" office:value="621" calcext:value-type="float">
            <text:p>621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947" calcext:value-type="float">
            <text:p>947</text:p>
          </table:table-cell>
          <table:table-cell table:number-columns-repeated="3"/>
          <table:table-cell office:value-type="float" office:value="914.555555555556" calcext:value-type="float">
            <text:p>914,5555555556</text:p>
          </table:table-cell>
          <table:table-cell/>
          <table:table-cell table:formula="of:=[.H18]+[.$G$28]" office:value-type="float" office:value="1208" calcext:value-type="float">
            <text:p>12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table:formula="of:=[.F20]-[.F19]" office:value-type="float" office:value="-914.555555555556" calcext:value-type="float">
            <text:p>-914,5555555556</text:p>
          </table:table-cell>
          <table:table-cell table:formula="of:=[.H19]+[.$G$28]" office:value-type="float" office:value="1795" calcext:value-type="float">
            <text:p>1795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40" calcext:value-type="float">
            <text:p>5640</text:p>
          </table:table-cell>
          <table:table-cell table:formula="of:=AVERAGE([.B21:.B39])" office:value-type="float" office:value="5614.11111111111" calcext:value-type="float">
            <text:p>5614,1111111111</text:p>
          </table:table-cell>
          <table:table-cell table:number-columns-repeated="3"/>
          <table:table-cell table:formula="of:=[.F21]-[.F20]" office:value-type="float" office:value="0" calcext:value-type="float">
            <text:p>0</text:p>
          </table:table-cell>
          <table:table-cell table:formula="of:=[.H20]+[.$G$28]" office:value-type="float" office:value="2382" calcext:value-type="float">
            <text:p>2382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501" calcext:value-type="float">
            <text:p>5501</text:p>
          </table:table-cell>
          <table:table-cell table:number-columns-repeated="4"/>
          <table:table-cell table:formula="of:=[.F22]-[.F21]" office:value-type="float" office:value="0" calcext:value-type="float">
            <text:p>0</text:p>
          </table:table-cell>
          <table:table-cell table:formula="of:=[.H21]+[.$G$28]" office:value-type="float" office:value="2969" calcext:value-type="float">
            <text:p>2969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507" calcext:value-type="float">
            <text:p>5507</text:p>
          </table:table-cell>
          <table:table-cell table:number-columns-repeated="4"/>
          <table:table-cell table:formula="of:=[.F23]-[.F22]" office:value-type="float" office:value="0" calcext:value-type="float">
            <text:p>0</text:p>
          </table:table-cell>
          <table:table-cell table:formula="of:=[.H22]+[.$G$28]" office:value-type="float" office:value="3556" calcext:value-type="float">
            <text:p>3556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575" calcext:value-type="float">
            <text:p>5575</text:p>
          </table:table-cell>
          <table:table-cell table:number-columns-repeated="4"/>
          <table:table-cell table:formula="of:=[.F24]-[.F23]" office:value-type="float" office:value="0" calcext:value-type="float">
            <text:p>0</text:p>
          </table:table-cell>
          <table:table-cell table:formula="of:=[.H23]+[.$G$28]" office:value-type="float" office:value="4143" calcext:value-type="float">
            <text:p>4143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07" calcext:value-type="float">
            <text:p>5607</text:p>
          </table:table-cell>
          <table:table-cell table:number-columns-repeated="4"/>
          <table:table-cell table:formula="of:=[.F25]-[.F24]" office:value-type="float" office:value="0" calcext:value-type="float">
            <text:p>0</text:p>
          </table:table-cell>
          <table:table-cell table:formula="of:=[.H24]+[.$G$28]" office:value-type="float" office:value="4730" calcext:value-type="float">
            <text:p>4730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39" calcext:value-type="float">
            <text:p>5639</text:p>
          </table:table-cell>
          <table:table-cell table:number-columns-repeated="4"/>
          <table:table-cell table:formula="of:=[.F26]-[.F25]" office:value-type="float" office:value="0" calcext:value-type="float">
            <text:p>0</text:p>
          </table:table-cell>
          <table:table-cell table:formula="of:=[.H25]+[.$G$28]" office:value-type="float" office:value="5317" calcext:value-type="float">
            <text:p>5317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45" calcext:value-type="float">
            <text:p>5645</text:p>
          </table:table-cell>
          <table:table-cell table:number-columns-repeated="3"/>
          <table:table-cell office:value-type="float" office:value="5614.11111111111" calcext:value-type="float">
            <text:p>5614,1111111111</text:p>
          </table:table-cell>
          <table:table-cell table:formula="of:=[.F27]-[.F26]" office:value-type="float" office:value="5614.11111111111" calcext:value-type="float">
            <text:p>5614,1111111111</text:p>
          </table:table-cell>
          <table:table-cell table:formula="of:=[.H26]+[.$G$28]" office:value-type="float" office:value="5904" calcext:value-type="float">
            <text:p>5904</text:p>
          </table:table-cell>
          <table:table-cell table:formula="of:=([.H26]+[.H27])/2" office:value-type="float" office:value="5610.5" calcext:value-type="float">
            <text:p>5610,5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66" calcext:value-type="float">
            <text:p>5666</text:p>
          </table:table-cell>
          <table:table-cell table:number-columns-repeated="4"/>
          <table:table-cell table:style-name="ce1"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69" calcext:value-type="float">
            <text:p>56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82" calcext:value-type="float">
            <text:p>56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68" calcext:value-type="float">
            <text:p>56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33" calcext:value-type="float">
            <text:p>56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12" calcext:value-type="float">
            <text:p>56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597" calcext:value-type="float">
            <text:p>55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587" calcext:value-type="float">
            <text:p>55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599" calcext:value-type="float">
            <text:p>559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13" calcext:value-type="float">
            <text:p>56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vg</text:p>
          </table:table-cell>
          <table:table-cell office:value-type="float" office:value="5614" calcext:value-type="float">
            <text:p>561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8">00.00.0000</text:date>, <text:time style:data-style-name="N2" text:time-value="18:52:39.41493374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00:55:49.177923863</meta:creation-date>
    <dc:date>2018-06-18T19:45:59.270243318</dc:date>
    <meta:editing-duration>PT7H45M23S</meta:editing-duration>
    <meta:editing-cycles>5</meta:editing-cycles>
    <meta:generator>LibreOffice/5.1.6.2$Linux_X86_64 LibreOffice_project/10m0$Build-2</meta:generator>
    <meta:document-statistic meta:table-count="4" meta:cell-count="162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661cm" svg:height="19.364cm" xlink:href=".." xlink:type="simple" chart:class="chart:bar" chart:style-name="ch1">
        <chart:legend chart:legend-position="end" svg:x="24.092cm" svg:y="9.369cm" style:legend-expansion="high" chart:style-name="ch2"/>
        <chart:plot-area chart:style-name="ch3" table:cell-range-address="Arkusz1.A1:Arkusz1.B364" chart:data-source-has-labels="column" svg:x="0.533cm" svg:y="0.387cm" svg:width="23.026cm" svg:height="18.59cm">
          <chartooo:coordinate-region svg:x="1.842cm" svg:y="0.508cm" svg:width="21.717cm" svg:height="17.399cm"/>
          <chart:axis chart:dimension="x" chart:name="primary-x" chart:style-name="ch4" chartooo:axis-type="auto">
            <chartooo:date-scale/>
            <chart:categories table:cell-range-address="Arkusz1.A1:Arkusz1.A3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rkusz1.B1:Arkusz1.B364" chart:class="chart:bar">
            <chart:data-point chart:repeated="3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avg</text:p>
                <draw:g>
                  <svg:desc>Arkusz1.A1:Arkusz1.A364</svg:desc>
                </draw:g>
              </table:table-cell>
              <table:table-cell office:value-type="float" office:value="1822">
                <text:p>1822</text:p>
                <draw:g>
                  <svg:desc>Arkusz1.B1:Arkusz1.B364</svg:desc>
                </draw:g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76">
                <text:p>187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69">
                <text:p>176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48">
                <text:p>174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449">
                <text:p>144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78">
                <text:p>187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60">
                <text:p>186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32">
                <text:p>163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17">
                <text:p>171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50">
                <text:p>165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53">
                <text:p>175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473">
                <text:p>147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58">
                <text:p>195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44">
                <text:p>194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4388">
                <text:p>438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397">
                <text:p>639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5946">
                <text:p>594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5256">
                <text:p>525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5161">
                <text:p>516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5548">
                <text:p>554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195">
                <text:p>619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55">
                <text:p>625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80">
                <text:p>628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98">
                <text:p>629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83">
                <text:p>628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92">
                <text:p>629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92">
                <text:p>629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95">
                <text:p>629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301">
                <text:p>630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87">
                <text:p>628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5890">
                <text:p>589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9916">
                <text:p>991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0490">
                <text:p>1049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4597">
                <text:p>459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4228">
                <text:p>422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5145">
                <text:p>514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627">
                <text:p>262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759">
                <text:p>275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150">
                <text:p>215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803">
                <text:p>280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717">
                <text:p>271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91">
                <text:p>199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440">
                <text:p>644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04">
                <text:p>620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5987">
                <text:p>598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089">
                <text:p>608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06">
                <text:p>620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36">
                <text:p>623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59">
                <text:p>625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78">
                <text:p>627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69">
                <text:p>626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74">
                <text:p>627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67">
                <text:p>626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72">
                <text:p>627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85">
                <text:p>628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85">
                <text:p>628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88">
                <text:p>628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90">
                <text:p>629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77">
                <text:p>627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71">
                <text:p>627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858">
                <text:p>685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846">
                <text:p>1384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9620">
                <text:p>962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4891">
                <text:p>489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5260">
                <text:p>526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3241">
                <text:p>324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996">
                <text:p>299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641">
                <text:p>264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02">
                <text:p>190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27">
                <text:p>172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32">
                <text:p>153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401">
                <text:p>140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47">
                <text:p>174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20">
                <text:p>172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91">
                <text:p>139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61">
                <text:p>66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291">
                <text:p>229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338">
                <text:p>233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51">
                <text:p>195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493">
                <text:p>149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38">
                <text:p>163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91">
                <text:p>209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41">
                <text:p>164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71">
                <text:p>187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31">
                <text:p>163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86">
                <text:p>188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91">
                <text:p>159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299">
                <text:p>129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66">
                <text:p>176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283">
                <text:p>228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99">
                <text:p>189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30">
                <text:p>173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29">
                <text:p>172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34">
                <text:p>163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53">
                <text:p>195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110">
                <text:p>211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01">
                <text:p>180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55">
                <text:p>185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74">
                <text:p>177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17">
                <text:p>191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55">
                <text:p>135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286">
                <text:p>228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945">
                <text:p>294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545">
                <text:p>254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252">
                <text:p>225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07">
                <text:p>190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3014">
                <text:p>301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3184">
                <text:p>318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541">
                <text:p>254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952">
                <text:p>295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120">
                <text:p>212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23">
                <text:p>172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6">
                <text:p>134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53">
                <text:p>135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302">
                <text:p>130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996">
                <text:p>299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56">
                <text:p>1856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998">
                <text:p>199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1829">
                <text:p>1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42cm" svg:y="3.925cm" style:legend-expansion="high" chart:style-name="ch2"/>
        <chart:plot-area chart:style-name="ch3" table:cell-range-address="Arkusz1.E329:Arkusz1.F336" svg:x="0.146cm" svg:y="-0.015cm" svg:width="12.201cm" svg:height="8.639cm">
          <chartooo:coordinate-region svg:x="1.244cm" svg:y="0.199cm" svg:width="10.995cm" svg:height="7.7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1.E329:Arkusz1.E336" chart:class="chart:line">
            <chart:data-point chart:repeated="8"/>
          </chart:series>
          <chart:series chart:style-name="ch7" chart:values-cell-range-address="Arkusz1.F329:Arkusz1.F336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Kolum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Arkusz1.E329:Arkusz1.E336</svg:desc>
                </draw:g>
              </table:table-cell>
              <table:table-cell office:value-type="float" office:value="516">
                <text:p>516</text:p>
                <draw:g>
                  <svg:desc>Arkusz1.F329:Arkusz1.F3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979">
                <text:p>2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799">
                <text:p>37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619">
                <text:p>4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439">
                <text:p>543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278">
                <text:p>62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11cm" svg:y="4.187cm" style:legend-expansion="high" chart:style-name="ch2"/>
        <chart:plot-area chart:style-name="ch3" table:cell-range-address="Arkusz2.C2:Arkusz2.C160" svg:x="0.32cm" svg:y="0.18cm" svg:width="12.171cm" svg:height="8.64cm">
          <chartooo:coordinate-region svg:x="1.418cm" svg:y="0.295cm" svg:width="11.073cm" svg:height="7.4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2.C2:Arkusz2.C160" chart:class="chart:line">
            <chart:data-point chart:repeated="1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70.421052631579">
                <text:p>670.421052631579</text:p>
                <draw:g>
                  <svg:desc>Arkusz2.C2:Arkusz2.C1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66.72222222222">
                <text:p>1166.72222222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89.38888888889">
                <text:p>1889.388888888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94.5">
                <text:p>2594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19.84210526316">
                <text:p>3319.842105263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21.47368421053">
                <text:p>4021.473684210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754.52631578947">
                <text:p>4754.526315789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436.88888888889">
                <text:p>5436.888888888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120.05263157895">
                <text:p>6120.052631578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11cm" svg:y="4.187cm" style:legend-expansion="high" chart:style-name="ch2"/>
        <chart:plot-area chart:style-name="ch3" table:cell-range-address="Arkusz3.C2:Arkusz3.C153" svg:x="0.32cm" svg:y="0.18cm" svg:width="12.171cm" svg:height="8.64cm">
          <chartooo:coordinate-region svg:x="1.418cm" svg:y="0.295cm" svg:width="11.073cm" svg:height="7.4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usz3.C2:Arkusz3.C153" chart:class="chart:line">
            <chart:data-point chart:repeated="15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9.63157894737">
                <text:p>1029.63157894737</text:p>
                <draw:g>
                  <svg:desc>Arkusz3.C2:Arkusz3.C1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77.16666666667">
                <text:p>1677.1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75.44444444444">
                <text:p>2375.444444444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59.44444444444">
                <text:p>2959.4444444444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24.11111111111">
                <text:p>3624.111111111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282.47058823529">
                <text:p>4282.470588235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974.33333333333">
                <text:p>4974.33333333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13.05882352941">
                <text:p>5613.0588235294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183.77777777778">
                <text:p>6183.777777777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